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language="none" fo:country="none" style:language-asian="none" style:country-asian="none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style:writing-mode="lr-tb"/>
    </style:style>
    <style:style style:name="T1" style:family="text">
      <style:text-properties style:use-window-font-color="true" style:font-name="Times New Roman" fo:font-size="12pt" fo:language="hu" fo:country="HU" style:font-name-asian="Times New Roman" style:font-size-asian="12pt" style:font-name-complex="Times New Roman" style:font-size-complex="12pt" style:language-complex="ar" style:country-complex="SA"/>
    </style:style>
    <style:style style:name="T2" style:family="text">
      <style:text-properties fo:color="#0000ff" style:font-name="Times New Roman" fo:font-size="8pt" fo:language="hu" fo:country="HU" style:font-name-asian="Times New Roman" style:font-size-asian="8pt" style:font-name-complex="Times New Roman" style:font-size-complex="8pt" style:language-complex="ar" style:country-complex="SA"/>
    </style:style>
    <style:style style:name="T3" style:family="text">
      <style:text-properties fo:color="#ff0000" style:font-name="Times New Roman" fo:font-size="8pt" fo:language="hu" fo:country="HU" style:font-name-asian="Times New Roman" style:font-size-asian="8pt" style:font-name-complex="Times New Roman" style:font-size-complex="8pt" style:language-complex="ar" style:country-complex="SA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102in" fo:padding-right="0.1102in" fo:padding-top="0.0602in" fo:padding-bottom="0.0602in" fo:border="none">
        <style:background-image/>
      </style:graphic-properties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02in" svg:stroke-color="#0000ff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solid" svg:stroke-width="0.0102in" svg:stroke-color="#ff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5" style:family="graphic">
      <style:graphic-properties draw:stroke="solid" svg:stroke-width="0.0102in" svg:stroke-color="#008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6" style:family="graphic">
      <style:graphic-properties draw:stroke="solid" svg:stroke-width="0.0102in" svg:stroke-color="#000000" draw:marker-end="msArrowEnd_20_5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.05in" fo:padding-bottom="0.05in" fo:padding-left="0.1in" fo:padding-right="0.1in" fo:wrap-option="wrap" draw:shadow="hidde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char" svg:x="1.7917in" svg:y="0in" svg:width="0.552in" svg:height="0.3228in" draw:z-index="1"><draw:text-box><text:p text:style-name="Standard">y</text:p></draw:text-box></draw:frame><draw:g text:anchor-type="as-char" svg:y="0in" draw:z-index="0" draw:style-name="gr1"><draw:rect draw:style-name="gr2" draw:text-style-name="P2" svg:width="4.635in" svg:height="3.7496in" svg:x="0in" svg:y="0.0008in"><text:p/></draw:rect><draw:line draw:style-name="gr3" draw:text-style-name="P2" svg:x1="2.7693in" svg:y1="3.4984in" svg:x2="2.7693in" svg:y2="1.2492in"><text:p/></draw:line><draw:line draw:style-name="gr3" draw:text-style-name="P2" svg:x1="2.7693in" svg:y1="3.4984in" svg:x2="3.2685in" svg:y2="2.4992in"><text:p/></draw:line><draw:line draw:style-name="gr3" draw:text-style-name="P2" svg:x1="2.7693in" svg:y1="1.2484in" svg:x2="3.2685in" svg:y2="0.4992in"><text:p/></draw:line><draw:line draw:style-name="gr3" draw:text-style-name="P2" svg:x1="2.7681in" svg:y1="3.4988in" svg:x2="0.7689in" svg:y2="3.1244in"><text:p/></draw:line><draw:line draw:style-name="gr3" draw:text-style-name="P2" svg:x1="0.7693in" svg:y1="3.1236in" svg:x2="0.7693in" svg:y2="0.9992in"><text:p/></draw:line><draw:line draw:style-name="gr3" draw:text-style-name="P2" svg:x1="2.7681in" svg:y1="1.2484in" svg:x2="0.7689in" svg:y2="0.9992in"><text:p/></draw:line><draw:line draw:style-name="gr3" draw:text-style-name="P2" svg:x1="3.2681in" svg:y1="2.4984in" svg:x2="1.5189in" svg:y2="2.2492in"><text:p/></draw:line><draw:line draw:style-name="gr3" draw:text-style-name="P2" svg:x1="0.7693in" svg:y1="3.1236in" svg:x2="1.5185in" svg:y2="2.2492in"><text:p/></draw:line><draw:line draw:style-name="gr3" draw:text-style-name="P2" svg:x1="3.2693in" svg:y1="2.4984in" svg:x2="3.2693in" svg:y2="0.4992in"><text:p/></draw:line><draw:line draw:style-name="gr3" draw:text-style-name="P2" svg:x1="3.2681in" svg:y1="0.4988in" svg:x2="1.5189in" svg:y2="0.3744in"><text:p/></draw:line><draw:line draw:style-name="gr3" draw:text-style-name="P2" svg:x1="0.7693in" svg:y1="0.9988in" svg:x2="1.5185in" svg:y2="0.3744in"><text:p/></draw:line><draw:line draw:style-name="gr3" draw:text-style-name="P2" svg:x1="1.5193in" svg:y1="2.2488in" svg:x2="1.5193in" svg:y2="0.3744in"><text:p/></draw:line><draw:line draw:style-name="gr4" draw:text-style-name="P2" svg:x1="1.7681in" svg:y1="0.6252in" svg:x2="1.3937in" svg:y2="0.9996in"><text:p/></draw:line><draw:line draw:style-name="gr4" draw:text-style-name="P2" svg:x1="1.7693in" svg:y1="0.6252in" svg:x2="1.7701in" svg:y2="1.7181in"><text:p/></draw:line><draw:line draw:style-name="gr4" draw:text-style-name="P2" svg:x1="1.3945in" svg:y1="1in" svg:x2="1.3953in" svg:y2="2.2701in"><text:p/></draw:line><draw:line draw:style-name="gr4" draw:text-style-name="P2" svg:x1="1.7787in" svg:y1="1.7291in" svg:x2="1.3835in" svg:y2="2.2909in"><text:p/></draw:line><draw:line draw:style-name="gr4" draw:text-style-name="P2" svg:x1="1.3945in" svg:y1="2.2917in" svg:x2="2.4461in" svg:y2="2.4472in"><text:p/></draw:line><draw:line draw:style-name="gr4" draw:text-style-name="P2" svg:x1="1.7693in" svg:y1="1.7083in" svg:x2="2.8622in" svg:y2="1.822in"><text:p/></draw:line><draw:line draw:style-name="gr4" draw:text-style-name="P2" svg:x1="1.4047in" svg:y1="1.0209in" svg:x2="2.4457in" svg:y2="1.1453in"><text:p/></draw:line><draw:line draw:style-name="gr4" draw:text-style-name="P2" svg:x1="1.7693in" svg:y1="0.6252in" svg:x2="2.8413in" svg:y2="0.7181in"><text:p/></draw:line><draw:line draw:style-name="gr5" draw:text-style-name="P2" svg:x1="1.7681in" svg:y1="0.6236in" svg:x2="1.5189in" svg:y2="0.3744in"><text:p/></draw:line><draw:line draw:style-name="gr5" draw:text-style-name="P2" svg:x1="1.3933in" svg:y1="1.0098in" svg:x2="0.7689in" svg:y2="1in"><text:p/></draw:line><draw:line draw:style-name="gr5" draw:text-style-name="P2" svg:x1="1.3933in" svg:y1="2.2811in" svg:x2="0.7689in" svg:y2="3.124in"><text:p/></draw:line><draw:line draw:style-name="gr5" draw:text-style-name="P2" svg:x1="1.7791in" svg:y1="1.7083in" svg:x2="1.5193in" svg:y2="2.2492in"><text:p/></draw:line><draw:line draw:style-name="gr4" draw:text-style-name="P2" svg:x1="2.4571in" svg:y1="2.4575in" svg:x2="2.4579in" svg:y2="1.1354in"><text:p/></draw:line><draw:line draw:style-name="gr5" draw:text-style-name="P2" svg:x1="2.4571in" svg:y1="2.4374in" svg:x2="2.7689in" svg:y2="3.4992in"><text:p/></draw:line><draw:line draw:style-name="gr4" draw:text-style-name="P2" svg:x1="2.4362in" svg:y1="2.4472in" svg:x2="2.8524in" svg:y2="1.7917in"><text:p/></draw:line><draw:line draw:style-name="gr4" draw:text-style-name="P2" svg:x1="2.8425in" svg:y1="1.8327in" svg:x2="2.8433in" svg:y2="0.7189in"><text:p/></draw:line><draw:line draw:style-name="gr5" draw:text-style-name="P2" svg:x1="3.2689in" svg:y1="0.5in" svg:x2="2.8425in" svg:y2="0.7283in"><text:p/></draw:line><draw:line draw:style-name="gr5" draw:text-style-name="P2" svg:x1="2.8319in" svg:y1="1.802in" svg:x2="3.2685in" svg:y2="2.4992in"><text:p/></draw:line><draw:line draw:style-name="gr4" draw:text-style-name="P2" svg:x1="2.852in" svg:y1="0.7189in" svg:x2="2.4673in" svg:y2="1.135in"><text:p/></draw:line><draw:line draw:style-name="gr6" draw:text-style-name="P2" svg:x1="3.2701in" svg:y1="2.4909in" svg:x2="4.3528in" svg:y2="2.6465in"><text:p/></draw:line><draw:line draw:style-name="gr6" draw:text-style-name="P2" svg:x1="0.7697in" svg:y1="3.1264in" svg:x2="0.3016in" svg:y2="3.6465in"><text:p/></draw:line><draw:line draw:style-name="gr6" draw:text-style-name="P2" svg:x1="1.5098in" svg:y1="0.3756in" svg:x2="1.5098in" svg:y2="0in"><text:p/></draw:line><draw:line draw:style-name="gr6" draw:text-style-name="P2" svg:x1="1.7807in" svg:y1="1.7083in" svg:x2="1.926in" svg:y2="1.3756in"><text:p/></draw:line><draw:frame draw:style-name="gr7" draw:text-style-name="P3" svg:width="0.3539in" svg:height="0.3224in" svg:x="4.2799in" svg:y="2.3972in"><draw:text-box><text:p text:style-name="P3"><text:span text:style-name="T1">x</text:span></text:p></draw:text-box></draw:frame><draw:frame draw:style-name="gr7" draw:text-style-name="P3" svg:width="0.8748in" svg:height="0.3224in" svg:x="1.478in" svg:y="2.0535in"><draw:text-box><text:p text:style-name="P3"><text:span text:style-name="T2">0. (0, 0, 0, 0)</text:span></text:p></draw:text-box></draw:frame><draw:frame draw:style-name="gr7" draw:text-style-name="P3" svg:width="0.5516in" svg:height="0.3224in" svg:x="1.8638in" svg:y="1.1783in"><draw:text-box><text:p text:style-name="P3"><text:span text:style-name="T1">t</text:span></text:p></draw:text-box></draw:frame><draw:frame draw:style-name="gr7" draw:text-style-name="P3" svg:width="0.5516in" svg:height="0.3224in" svg:x="0in" svg:y="3.3972in"><draw:text-box><text:p text:style-name="P3"><text:span text:style-name="T1">z</text:span></text:p></draw:text-box></draw:frame><draw:frame draw:style-name="gr7" draw:text-style-name="P3" svg:width="1.0831in" svg:height="0.3224in" svg:x="3.1965in" svg:y="2.272in"><draw:text-box><text:p text:style-name="P3"><text:span text:style-name="T2">1. <text:s/>(1, 0, 0, <text:s/>0)</text:span></text:p></draw:text-box></draw:frame><draw:frame draw:style-name="gr7" draw:text-style-name="P3" svg:width="0.9161in" svg:height="0.3224in" svg:x="1.4362in" svg:y="0.1575in"><draw:text-box><text:p text:style-name="P3"><text:span text:style-name="T2">2. <text:s/>(0, 1, 0, 0)</text:span></text:p></draw:text-box></draw:frame><draw:frame draw:style-name="gr7" draw:text-style-name="P3" svg:width="0.8433in" svg:height="0.3224in" svg:x="3.1972in" svg:y="0.2929in"><draw:text-box><text:p text:style-name="P3"><text:span text:style-name="T2">3. (1, 1, 0, 0)</text:span></text:p></draw:text-box></draw:frame><draw:frame draw:style-name="gr7" draw:text-style-name="P3" svg:width="0.8433in" svg:height="0.3224in" svg:x="0.7598in" svg:y="2.9492in"><draw:text-box><text:p text:style-name="P3"><text:span text:style-name="T2">4. (0, 0, 1, 0)</text:span></text:p></draw:text-box></draw:frame><draw:frame draw:style-name="gr7" draw:text-style-name="P3" svg:width="0.9161in" svg:height="0.3224in" svg:x="2.7484in" svg:y="3.3555in"><draw:text-box><text:p text:style-name="P3"><text:span text:style-name="T2">5. (1, 0, 1, 0)</text:span></text:p></draw:text-box></draw:frame><draw:frame draw:style-name="gr7" draw:text-style-name="P3" svg:width="0.8642in" svg:height="0.3224in" svg:x="0.811in" svg:y="0.8035in"><draw:text-box><text:p text:style-name="P3"><text:span text:style-name="T2">6. (0, 1, 1, 0)</text:span></text:p></draw:text-box></draw:frame><draw:frame draw:style-name="gr7" draw:text-style-name="P3" svg:width="0.8331in" svg:height="0.3224in" svg:x="2.7374in" svg:y="1.1681in"><draw:text-box><text:p text:style-name="P3"><text:span text:style-name="T2">7. (1, 1, 1, 0)</text:span></text:p></draw:text-box></draw:frame><draw:line draw:style-name="gr5" draw:text-style-name="P2" svg:x1="2.4465in" svg:y1="1.1457in" svg:x2="2.7685in" svg:y2="1.2594in"><text:p/></draw:line><draw:frame draw:style-name="gr7" draw:text-style-name="P3" svg:width="0.8748in" svg:height="0.3224in" svg:x="1.7484in" svg:y="1.5118in"><draw:text-box><text:p text:style-name="P3"><text:span text:style-name="T3">8. (0, 0, 0, 1)</text:span></text:p></draw:text-box></draw:frame><draw:frame draw:style-name="gr7" draw:text-style-name="P3" svg:width="0.8748in" svg:height="0.3224in" svg:x="1.7382in" svg:y="0.4492in"><draw:text-box><text:p text:style-name="P3"><text:span text:style-name="T3">A. (0, 1, 0, 1)</text:span></text:p></draw:text-box></draw:frame><draw:frame draw:style-name="gr7" draw:text-style-name="P3" svg:width="0.8748in" svg:height="0.3224in" svg:x="2.7902in" svg:y="1.6783in"><draw:text-box><text:p text:style-name="P3"><text:span text:style-name="T3">9. (1, 0, 0, 1)</text:span></text:p></draw:text-box></draw:frame><draw:frame draw:style-name="gr7" draw:text-style-name="P3" svg:width="0.8748in" svg:height="0.3224in" svg:x="2.811in" svg:y="0.5638in"><draw:text-box><text:p text:style-name="P3"><text:span text:style-name="T3">B. (1, 1, 0, 1)</text:span></text:p></draw:text-box></draw:frame><draw:frame draw:style-name="gr7" draw:text-style-name="P3" svg:width="0.8748in" svg:height="0.3224in" svg:x="1.2382in" svg:y="2.2618in"><draw:text-box><text:p text:style-name="P3"><text:span text:style-name="T3">C. (0, 0, 1, 1)</text:span></text:p></draw:text-box></draw:frame><draw:frame draw:style-name="gr7" draw:text-style-name="P3" svg:width="0.8748in" svg:height="0.3224in" svg:x="2.4354in" svg:y="2.3453in"><draw:text-box><text:p text:style-name="P3"><text:span text:style-name="T3">D. (1, 0, 1, 1)</text:span></text:p></draw:text-box></draw:frame><draw:frame draw:style-name="gr7" draw:text-style-name="P3" svg:width="0.8748in" svg:height="0.3224in" svg:x="1.4252in" svg:y="0.8346in"><draw:text-box><text:p text:style-name="P3"><text:span text:style-name="T3">E. (0, 1, 1, 1)</text:span></text:p></draw:text-box></draw:frame><draw:frame draw:style-name="gr7" draw:text-style-name="P3" svg:width="0.8748in" svg:height="0.3224in" svg:x="2.4563in" svg:y="0.9701in"><draw:text-box><text:p text:style-name="P3"><text:span text:style-name="T3">F. (1, 1, 1, 1)</text:span></text:p></draw:text-box></draw:frame></draw:g></text:p>
      <text:p text:style-name="Standard"/>
      <text:p text:style-name="Standard">Faces: </text:p>
      <text:p text:style-name="Standard">// outer cube</text:p>
      <text:p text:style-name="Standard">(0, 4, 6, 2), (1, 3, 7, 5), (0, 1, 5, 4), </text:p>
      <text:p text:style-name="Standard">(2, 6, 7, 3), (0, 2, 3, 1), (4, 5, 7, 6), </text:p>
      <text:p text:style-name="Standard">// inner cube</text:p>
      <text:p text:style-name="Standard">( 8, A, E, C), ( 9, D, F, B), ( 8, C, D, 9),</text:p>
      <text:p text:style-name="Standard">( 9, B, F, D), ( 8, A, B, 9), ( C, E, F, D),</text:p>
      <text:p text:style-name="Standard">// </text:p>
      <text:p text:style-name="Standard">( 0, 8, C, 4), <text:s/>( 0, 8, A, 2), ( A, 2, 6, E), <text:s/>( E, 6, 4, C),</text:p>
      <text:p text:style-name="Standard">( 1, 9, B, 3), ( B, 3, 7, F), ( 7, F, D, 5), ( D, 5, 1, 9), </text:p>
      <text:p text:style-name="Standard">( C, D, 5, 4), ( 8, 9, 1, 0), ( A, B, 3, 2), ( E, F, 7, 6),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hu" fo:country="H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Bekezdés_20_alap-betűtípusa" style:display-name="Bekezdés alap-betűtípusa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 </dc:title>
    <meta:initial-creator>Zsezse</meta:initial-creator>
    <meta:creation-date>2007-08-19T07:23:00</meta:creation-date>
    <dc:creator>Zsezse</dc:creator>
    <dc:date>2007-08-19T08:48:00</dc:date>
    <meta:editing-cycles>4</meta:editing-cycles>
    <meta:editing-duration>PT01H25M00S</meta:editing-duration>
    <meta:document-statistic meta:table-count="0" meta:image-count="0" meta:object-count="0" meta:page-count="1" meta:paragraph-count="13" meta:word-count="123" meta:character-count="390"/>
    <meta:generator>OpenOffice.org/3.1$Linux OpenOffice.org_project/310m19$Build-9420</meta:generator>
    <meta:user-defined meta:name="Info 1"/>
    <meta:user-defined meta:name="Info 2"/>
    <meta:user-defined meta:name="Info 3"/>
    <meta:user-defined meta:name="Info 4"/>
  </office:meta>
</office:document-meta>
</file>